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ource Code Pro2" svg:font-family="'Source Code Pro'"/>
    <style:font-face style:name="Tahoma1" svg:font-family="Tahoma"/>
    <style:font-face style:name="Segoe UI" svg:font-family="'Segoe UI'" style:font-family-generic="swiss"/>
    <style:font-face style:name="Segoe UI2" svg:font-family="'Segoe UI', Tahoma, 'Arial Unicode MS', 'Lucida Sans Unicode', 'DejaVu Sans', 'Albany AMT', Albany, Arial, 'Nimbus Sans L', 'Interface User', Geneva, Dialog, Lucida, Helvetica, Helmet, 'Interface System', 'Sans Serif'" style:font-family-generic="swiss"/>
    <style:font-face style:name="Courier New" svg:font-family="'Courier New'" style:font-family-generic="modern" style:font-pitch="fixed"/>
    <style:font-face style:name="Source Code Pro1" svg:font-family="'Source Code Pro'" style:font-family-generic="modern" style:font-pitch="fixed"/>
    <style:font-face style:name="Source Code Pro" svg:font-family="'Source Code Pro'"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ff" style:font-name="DejaVu Sans" fo:font-size="10pt" style:font-size-asian="10pt" style:font-size-complex="10pt"/>
    </style:style>
    <style:style style:name="P2" style:family="paragraph" style:parent-style-name="Standard">
      <style:text-properties fo:color="#0000ff" style:font-name="DejaVu Sans" fo:font-size="10pt" style:text-underline-style="solid" style:text-underline-width="auto" style:text-underline-color="font-color" fo:font-weight="bold" style:font-size-asian="10pt" style:font-weight-asian="bold" style:font-size-complex="10pt" style:font-weight-complex="bold"/>
    </style:style>
    <style:style style:name="P3" style:family="paragraph" style:parent-style-name="Standard">
      <style:text-properties fo:color="#0000ff" style:font-name="Source Code Pro1" fo:font-size="10pt" style:font-size-asian="10pt" style:font-size-complex="10pt"/>
    </style:style>
    <style:style style:name="P4" style:family="paragraph" style:parent-style-name="Standard">
      <style:text-properties fo:color="#0000ff" style:font-name="Source Code Pro2" fo:font-size="10pt" style:font-size-asian="10pt" style:font-size-complex="10pt"/>
    </style:style>
    <style:style style:name="P5" style:family="paragraph" style:parent-style-name="Standard">
      <style:text-properties style:use-window-font-color="true" style:font-name="DejaVu Sans" fo:font-size="10pt" style:font-size-asian="10pt" style:font-size-complex="10pt"/>
    </style:style>
    <style:style style:name="P6" style:family="paragraph" style:parent-style-name="Standard">
      <style:text-properties style:use-window-font-color="true" style:font-name="DejaVu Sans" fo:font-size="10pt" fo:font-weight="bold" style:font-size-asian="10pt" style:font-weight-asian="bold" style:font-size-complex="10pt" style:font-weight-complex="bold"/>
    </style:style>
    <style:style style:name="P7" style:family="paragraph" style:parent-style-name="Standard">
      <style:text-properties style:font-name="DejaVu Sans" fo:font-size="10pt" style:font-size-asian="10pt" style:font-size-complex="10pt"/>
    </style:style>
    <style:style style:name="P8" style:family="paragraph" style:parent-style-name="Standard">
      <style:text-properties style:font-name="DejaVu Sans" fo:font-size="10pt" fo:font-weight="bold" style:font-size-asian="10pt" style:font-weight-asian="bold" style:font-size-complex="10pt" style:font-weight-complex="bold"/>
    </style:style>
    <style:style style:name="P9" style:family="paragraph" style:parent-style-name="Standard">
      <style:text-properties style:font-name="Source Code Pro1" fo:font-size="10pt" style:font-size-asian="10pt" style:font-size-complex="10pt"/>
    </style:style>
    <style:style style:name="P10" style:family="paragraph" style:parent-style-name="Table_20_Contents">
      <style:text-properties style:text-position="0% 100%" style:font-name="DejaVu Sans" fo:font-size="10pt" fo:font-weight="bold" style:font-size-asian="10pt" style:font-weight-asian="bold" style:font-size-complex="10pt" style:font-weight-complex="bold"/>
    </style:style>
    <style:style style:name="P11" style:family="paragraph" style:parent-style-name="Table_20_Contents">
      <style:text-properties style:font-name="DejaVu Sans" fo:font-size="10pt" style:font-size-asian="10pt" style:font-size-complex="10pt"/>
    </style:style>
    <style:style style:name="P12" style:family="paragraph" style:parent-style-name="Table_20_Contents">
      <style:text-properties style:font-name="DejaVu Sans" fo:font-size="10pt" fo:font-weight="bold" style:font-size-asian="10pt" style:font-weight-asian="bold" style:font-size-complex="10pt" style:font-weight-complex="bold"/>
    </style:style>
    <style:style style:name="P13" style:family="paragraph" style:parent-style-name="Preformatted_20_Text">
      <style:text-properties fo:color="#0000ff" style:font-name="Source Code Pro1" fo:font-size="10pt" style:font-size-asian="10pt" style:font-size-complex="10pt"/>
    </style:style>
    <style:style style:name="P14" style:family="paragraph" style:parent-style-name="Preformatted_20_Text">
      <style:text-properties fo:color="#ff0000" style:font-name="Source Code Pro1" fo:font-size="10pt" style:font-size-asian="10pt" style:font-size-complex="10pt"/>
    </style:style>
    <style:style style:name="P15" style:family="paragraph" style:parent-style-name="Preformatted_20_Text">
      <style:paragraph-properties fo:margin-top="0cm" fo:margin-bottom="0.499cm" style:contextual-spacing="false"/>
      <style:text-properties fo:color="#0000ff" style:font-name="Source Code Pro1" fo:font-size="10pt" style:font-size-asian="10pt" style:font-size-complex="10pt"/>
    </style:style>
    <style:style style:name="P16" style:family="paragraph" style:parent-style-name="Standard">
      <style:paragraph-properties fo:break-before="page"/>
      <style:text-properties style:use-window-font-color="true" style:font-name="DejaVu Sans" fo:font-size="10pt" style:font-size-asian="10pt" style:font-size-complex="10pt"/>
    </style:style>
    <style:style style:name="P17" style:family="paragraph" style:parent-style-name="Standard">
      <style:paragraph-properties fo:break-before="page"/>
      <style:text-properties style:use-window-font-color="true" style:font-name="DejaVu Sans" fo:font-size="10pt" fo:font-weight="bold" style:font-size-asian="10pt" style:font-weight-asian="bold" style:font-size-complex="10pt" style:font-weight-complex="bold"/>
    </style:style>
    <style:style style:name="P18" style:family="paragraph" style:parent-style-name="Standard" style:list-style-name="L3">
      <style:text-properties style:use-window-font-color="true" style:font-name="DejaVu Sans" fo:font-size="10pt" style:font-size-asian="10pt" style:font-size-complex="10pt"/>
    </style:style>
    <style:style style:name="P19" style:family="paragraph" style:parent-style-name="Standard" style:list-style-name="L3">
      <style:text-properties style:font-name="DejaVu Sans" fo:font-size="10pt" fo:font-weight="normal" style:font-size-asian="10pt" style:font-weight-asian="normal" style:font-size-complex="10pt" style:font-weight-complex="normal"/>
    </style:style>
    <style:style style:name="P20" style:family="paragraph" style:parent-style-name="Standard">
      <style:text-properties style:font-name="DejaVu Sans" fo:font-size="10pt" style:font-size-asian="10pt" style:font-size-complex="10pt"/>
    </style:style>
    <style:style style:name="P21" style:family="paragraph" style:parent-style-name="Standard">
      <style:text-properties style:font-name="DejaVu Sans" fo:font-size="10pt" officeooo:rsid="000a209b" officeooo:paragraph-rsid="000a209b" style:font-size-asian="10pt" style:font-size-complex="10pt"/>
    </style:style>
    <style:style style:name="P22" style:family="paragraph" style:parent-style-name="Standard">
      <style:text-properties fo:color="#800000" style:font-name="DejaVu Sans" fo:font-size="10pt" officeooo:rsid="000a209b" officeooo:paragraph-rsid="000a209b" style:font-size-asian="10pt" style:font-size-complex="10pt"/>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ff"/>
    </style:style>
    <style:style style:name="T2" style:family="text">
      <style:text-properties fo:color="#0000ff" style:font-name="Source Code Pro1"/>
    </style:style>
    <style:style style:name="T3" style:family="text">
      <style:text-properties fo:color="#0000ff" style:font-name="Source Code Pro1" fo:font-weight="normal" style:font-weight-asian="normal" style:font-weight-complex="normal"/>
    </style:style>
    <style:style style:name="T4" style:family="text">
      <style:text-properties fo:color="#0000ff" style:font-name="Source Code Pro1" fo:font-size="10pt" style:font-size-asian="10pt" style:font-size-complex="10pt"/>
    </style:style>
    <style:style style:name="T5" style:family="text">
      <style:text-properties fo:color="#0000ff" style:font-name="Source Code Pro1" fo:font-size="10pt" fo:background-color="#ffff00" style:font-size-asian="10pt" style:font-size-complex="10pt"/>
    </style:style>
    <style:style style:name="T6" style:family="text">
      <style:text-properties style:use-window-font-color="true"/>
    </style:style>
    <style:style style:name="T7" style:family="text">
      <style:text-properties fo:color="#ff0000"/>
    </style:style>
    <style:style style:name="T8" style:family="text">
      <style:text-properties fo:color="#ff0000" fo:background-color="transparent"/>
    </style:style>
    <style:style style:name="T9" style:family="text">
      <style:text-properties style:font-name="Source Code Pro1"/>
    </style:style>
    <style:style style:name="T10" style:family="text">
      <style:text-properties fo:font-weight="bold" style:font-weight-asian="bold" style:font-weight-complex="bold"/>
    </style:style>
    <style:style style:name="T11" style:family="text">
      <style:text-properties style:text-position="super 58%"/>
    </style:style>
    <style:style style:name="T12" style:family="text">
      <style:text-properties fo:font-weight="normal" style:font-weight-asian="normal" style:font-weight-complex="normal"/>
    </style:style>
    <style:style style:name="T13" style:family="text">
      <style:text-properties fo:background-color="#ffff00"/>
    </style:style>
    <style:style style:name="T1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antaten- / Choral-Datenbank</text:p>
      <text:p text:style-name="P21">Digital Textedition der Textvorlagen</text:p>
      <text:p text:style-name="P1">TEI P5 XML</text:p>
      <text:p text:style-name="P1"/>
      <text:p text:style-name="P2">Hier schreibt Ruprecht was über die verschachtelten DIVs! </text:p>
      <text:p text:style-name="P2"/>
      <text:p text:style-name="P10">Kantaten</text:p>
      <text:p text:style-name="P11"/>
      <text:p text:style-name="P11">wenn mehrere Sätze, dann ein <text:span text:style-name="T1">&lt;div&gt;</text:span> je Satz (Titel, Typ, Genrebezeichnung innerhalb des &lt;div&gt;)</text:p>
      <text:p text:style-name="P11">Werke mit mehreren Sätzen werden in einem umfassenden &lt;div&gt; eingeschlossen, die &lt;div&gt; der einzelnen Sätze werden diesem untergeordnet (verschachtelt)</text:p>
      <text:p text:style-name="P11"/>
      <text:p text:style-name="P11">Bsp.: </text:p>
      <text:p text:style-name="P11">&lt;div type="cantata"&gt;</text:p>
      <text:p text:style-name="P11"><text:s text:c="3"/>&lt;head type="title"&gt; Kantate XYZ &lt;/head&gt;</text:p>
      <text:p text:style-name="P11"><text:s text:c="7"/>&lt;div type="aria"&gt;</text:p>
      <text:p text:style-name="P11"><text:tab/>&lt;head type="title"&gt; Arie XYZ &lt;/head&gt;</text:p>
      <text:p text:style-name="P11"><text:s text:c="16"/>&lt;lg&gt; Text der Arie XYZ &lt;/lg&gt;</text:p>
      <text:p text:style-name="P11"><text:s text:c="7"/>&lt;/div&gt;</text:p>
      <text:p text:style-name="P11"><text:s text:c="7"/>&lt;div type="chorale"&gt;</text:p>
      <text:p text:style-name="P11"><text:s text:c="11"/>&lt;head type="title"&gt;Choral XYZ&lt;/head&gt;</text:p>
      <text:p text:style-name="P11"><text:s text:c="16"/>&lt;lg&gt; Text des Chorals &lt;/lg&gt;</text:p>
      <text:p text:style-name="P11"><text:s text:c="7"/>&lt;/div&gt;</text:p>
      <text:p text:style-name="P11">&lt;/div&gt;<text:tab/><text:tab/><text:tab/><text:tab/><text:tab/></text:p>
      <text:p text:style-name="P11"/>
      <text:p text:style-name="P7"/>
      <text:p text:style-name="P7">--&gt; <text:span text:style-name="T2">@type <text:s/>=<text:tab/>"aria"</text:span></text:p>
      <text:p text:style-name="P3"><text:tab/><text:tab/>"coro"</text:p>
      <text:p text:style-name="P3"><text:tab/><text:tab/>"chorale"</text:p>
      <text:p text:style-name="P3"><text:tab/><text:tab/>"recit"</text:p>
      <text:p text:style-name="P3"><text:tab/><text:tab/>"dictum"</text:p>
      <text:p text:style-name="P1"><text:tab/><text:tab/>...</text:p>
      <text:p text:style-name="P1"/>
      <text:p text:style-name="P12">Choräle</text:p>
      <text:p text:style-name="P11"/>
      <text:p text:style-name="P11">ein <text:span text:style-name="T2">&lt;div&gt;</text:span> je Choral</text:p>
      <text:p text:style-name="P11"/>
      <text:p text:style-name="P7">je Stophe <text:tab/><text:span text:style-name="T2">&lt;lg&gt;</text:span></text:p>
      <text:p text:style-name="P1"><text:span text:style-name="T6">je Vers</text:span><text:tab/><text:tab/><text:span text:style-name="T9">&lt;l&gt;</text:span></text:p>
      <text:p text:style-name="P1"/>
      <text:p text:style-name="P1"/>
      <text:p text:style-name="P1">Prosa: <text:tab/><text:tab/>&lt;p&gt; (paragraph)</text:p>
      <text:p text:style-name="P1">Lyrik:<text:tab/><text:tab/>&lt;lg&gt; und &lt;l&gt;</text:p>
      <text:p text:style-name="P1">Incipits:<text:tab/>&lt;seg type="incipit"&gt;<office:annotation><dc:creator>Klaus Rettinghaus</dc:creator><dc:date>2013-04-24T13:58:04</dc:date><text:p text:style-name="P23"><text:span text:style-name="T14">Noch mal überlegen!</text:span></text:p></office:annotation></text:p>
      <text:p text:style-name="P1"/>
      <text:p text:style-name="P1"/>
      <text:p text:style-name="P1"/>
      <text:p text:style-name="P1"/>
      <text:p text:style-name="P7">text</text:p>
      <text:p text:style-name="P7">@type<text:tab/>="cantata"</text:p>
      <text:p text:style-name="P7"><text:tab/> <text:s/>"motetto"</text:p>
      <text:p text:style-name="P7"><text:s text:c="2"/><text:tab/> <text:s/>"chorale"</text:p>
      <text:p text:style-name="P7"><text:tab/> <text:s/>"lied"</text:p>
      <text:p text:style-name="P7"><text:tab/> <text:s/>"opera"</text:p>
      <text:p text:style-name="P1"><text:tab/> <text:s/>...</text:p>
      <text:p text:style-name="P1"/>
      <text:p text:style-name="P1"/>
      <text:p text:style-name="P7">Fehler:<text:tab/><text:tab/><text:tab/>Lesart:<text:tab/></text:p>
      <text:p text:style-name="P7"><text:tab/><text:tab/><text:tab/><text:tab/><text:tab/></text:p>
      <text:p text:style-name="P9"><text:span text:style-name="T1">&lt;choice&gt;</text:span><text:tab/><text:tab/><text:span text:style-name="T1">&lt;choice&gt;</text:span></text:p>
      <text:p text:style-name="P9"><text:soft-page-break/><text:s text:c="3"/><text:span text:style-name="T1"><text:s/>&lt;sic&gt;</text:span><text:tab/><text:tab/> <text:s text:c="3"/><text:span text:style-name="T1">&lt;orig&gt;<text:tab/></text:span></text:p>
      <text:p text:style-name="P3"><text:s text:c="4"/>&lt;corr&gt;<text:tab/><text:tab/> <text:s text:c="3"/>&lt;reg&gt;<text:tab/><text:tab/><text:tab/><text:tab/></text:p>
      <text:p text:style-name="P3"/>
      <text:p text:style-name="P7"/>
      <text:p text:style-name="P8">Seitenzahlen in Editionen</text:p>
      <text:p text:style-name="P7"/>
      <text:p text:style-name="P1"><text:span text:style-name="T9">&lt;pb n="12"/&gt;</text:span> <text:span text:style-name="T6">für Hauptquelle</text:span></text:p>
      <text:p text:style-name="P1"><text:span text:style-name="T9">&lt;pb n="312" ed="editionxyz"/&gt;</text:span><text:span text:style-name="T6"> für weitere Quellen</text:span></text:p>
      <text:p text:style-name="P1"/>
      <text:p text:style-name="P1"/>
      <text:p text:style-name="P22">Hier Baustelle: </text:p>
      <text:p text:style-name="P22">head und title genauer bestimmen, wichtig für Anzeige des "Originaltitels"!</text:p>
      <text:p text:style-name="P22"/>
      <text:p text:style-name="P7"><text:span text:style-name="T10">Titel-Überschrift</text:span><text:tab/><text:tab/><text:tab/><text:tab/></text:p>
      <text:p text:style-name="P9"><text:span text:style-name="T1">&lt;head type="title"&gt;<text:tab/><text:tab/><text:tab/><text:tab/><text:tab/> <text:s text:c="5"/></text:span></text:p>
      <text:p text:style-name="P1"/>
      <text:p text:style-name="P8">weitere Text-Überschriften</text:p>
      <text:p text:style-name="Standard"><text:span text:style-name="T5">&lt;head&gt; </text:span><text:span text:style-name="T13">ohne Attribut!</text:span><text:span text:style-name="T5"><text:tab/><text:tab/></text:span><text:span text:style-name="T4"><text:tab/><text:tab/><text:tab/> <text:s text:c="5"/></text:span></text:p>
      <text:p text:style-name="P7"><text:tab/></text:p>
      <text:p text:style-name="P1"/>
      <text:p text:style-name="P1"/>
      <text:p text:style-name="P6"/>
      <text:p text:style-name="P17">Header</text:p>
      <text:p text:style-name="P1"/>
      <text:p text:style-name="P13">&lt;teiHeader&gt;</text:p>
      <text:p text:style-name="P13"><text:s text:c="2"/>&lt;fileDesc&gt;</text:p>
      <text:p text:style-name="P13"><text:s text:c="4"/>&lt;titleStmt&gt;</text:p>
      <text:p text:style-name="P13"><text:s text:c="8"/>&lt;title&gt;</text:p>
      <text:p text:style-name="P13"><text:tab/><text:tab/><text:span text:style-name="T7">Was ist in der Datei (Kurztitel)</text:span></text:p>
      <text:p text:style-name="P13"><text:s text:c="8"/>&lt;/title&gt;</text:p>
      <text:p text:style-name="P13"><text:s text:c="5"/>&lt;/titleStmt&gt;</text:p>
      <text:p text:style-name="P13"><text:s text:c="5"/>&lt;publicationStmt&gt;</text:p>
      <text:p text:style-name="P13"><text:s text:c="8"/>&lt;authority&gt;Sächsische Akademie der Wissenschaften zu <text:s/>Leipzig&lt;/authority&gt;</text:p>
      <text:p text:style-name="P13"><text:s text:c="5"/>&lt;/publicationStmt&gt;</text:p>
      <text:p text:style-name="P13"><text:s text:c="5"/>&lt;sourceDesc&gt;</text:p>
      <text:p text:style-name="P13"><text:s text:c="8"/>&lt;bibl type="<text:span text:style-name="T7">book</text:span>" style="<text:span text:style-name="T7">text-align: center</text:span>"&gt; </text:p>
      <text:p text:style-name="P14"><text:tab/><text:tab/>Originaler Titel des Werks</text:p>
      <text:p text:style-name="P14"><text:tab/><text:tab/>Beliebig ausgezeichnet</text:p>
      <text:p text:style-name="P13"><text:s text:c="8"/>&lt;/bibl&gt;</text:p>
      <text:p text:style-name="P13"><text:s text:c="6"/>&lt;/sourceDesc&gt;</text:p>
      <text:p text:style-name="P13"><text:s text:c="3"/>&lt;/fileDesc&gt;</text:p>
      <text:p text:style-name="P15">&lt;teiHeader&gt;</text:p>
      <text:p text:style-name="P3"/>
      <text:p text:style-name="P9"><text:span text:style-name="T1">&lt;encodingDesc&gt; </text:span><text:s text:c="3"/></text:p>
      <text:p text:style-name="P9"><text:tab/> <text:s text:c="3"/><text:span text:style-name="T1">&lt;projectDesc&gt;</text:span> <text:tab/></text:p>
      <text:p text:style-name="P9"><text:tab/> <text:s text:c="7"/><text:span text:style-name="T1">&lt;p&gt;</text:span></text:p>
      <text:p text:style-name="P9"><text:tab/><text:span text:style-name="T1">&lt;editorialDecl&gt;</text:span> </text:p>
      <text:p text:style-name="P9"><text:tab/> <text:s text:c="7"/><text:span text:style-name="T1">&lt;correction&gt;</text:span><text:line-break/><text:tab/> <text:s text:c="6"/><text:span text:style-name="T1">&lt;p&gt;</text:span></text:p>
      <text:p text:style-name="P9"><text:tab/> <text:s/><text:span text:style-name="T1"><text:s/>&lt;normalization&gt;</text:span></text:p>
      <text:p text:style-name="P3"><text:tab/> <text:s text:c="6"/>&lt;p&gt;<text:line-break/><text:tab/>&lt;revisionDesc&gt;<text:line-break/><text:tab/> <text:s text:c="2"/>&lt;date when="xyz"&gt;</text:p>
      <text:p text:style-name="P3"/>
      <text:p text:style-name="P3"/>
      <text:p text:style-name="P16">Besonderheiten bei gedruckten Texten sind im Folgenden nach Stichworten alphabetisch aufgelistet:</text:p>
      <text:p text:style-name="P5"/>
      <text:list xml:id="list7340292143553492149" text:style-name="L3">
        <text:list-item>
          <text:p text:style-name="P18"><text:span text:style-name="T10">Anführungszeichen </text:span><text:span text:style-name="T12">werden originalgetreu übernommen. </text:span></text:p>
        </text:list-item>
        <text:list-item>
          <text:p text:style-name="P18"><text:span text:style-name="T10">Binde- und Trennstriche</text:span><text:span text:style-name="T12"> werden original übernommen (doppelte Bindestriche durch "="). </text:span></text:p>
        </text:list-item>
        <text:list-item>
          <text:p text:style-name="P18"><text:span text:style-name="T10">etc.</text:span>: Das tironische Et (Unicode U+204A tironian sign et „⁊“ im Block Allgemeine <text:s/>Interpunktion) wird übernommen. <text:s/></text:p>
        </text:list-item>
        <text:list-item>
          <text:p text:style-name="P18"><text:span text:style-name="T10">Antiqua</text:span> (im Gegensatz zu Frakturschrift; entspricht dem "Lateinischen" im Bereich der Handschriften): Wird durch das Element <text:span text:style-name="T3">&lt;hi/&gt;</text:span> (highlighted) mit dem Attribut <text:span text:style-name="T2">@rend="antiqua"</text:span> angegeben. <text:span text:style-name="T8">In Antiqua gesetzte Teile innerhalb eines Frakturtextes werden in der Wiedergabe als Kursivschrift angezeigt. </text:span></text:p>
        </text:list-item>
        <text:list-item>
          <text:p text:style-name="P18">Fettschrift (fett oder halbfett; in der Regel für Druckschriften): Wird durch das Element <text:span text:style-name="T3">&lt;hi/&gt;</text:span> (highlighted) mit dem Attribut <text:span text:style-name="T2">@rend="bold"</text:span> angegeben. </text:p>
        </text:list-item>
        <text:list-item>
          <text:p text:style-name="P19"><text:span text:style-name="T10">Frakturschrift</text:span> ("Gotische" oder "Deutsche Schrift" in Druckwerken): Wird durch das Element <text:span text:style-name="T2">&lt;hi/&gt;</text:span> (highlighted) mit dem Attribut <text:span text:style-name="T2">@rend="gothic"</text:span> angegeben.<office:annotation><dc:creator>Klaus Rettinghaus</dc:creator><dc:date>2013-04-24T13:55:37</dc:date><text:p text:style-name="P23"><text:span text:style-name="T14">Entfällt in der Regel, da “unsere” Scriften fast immer in Fraktur gesetzt sind. </text:span></text:p></office:annotation> </text:p>
        </text:list-item>
        <text:list-item>
          <text:p text:style-name="P18"><text:span text:style-name="T10">Gesperrte Schrift</text:span> (in der Regel nur im Druck): Wird durch das Element &lt;hi/&gt; (highlighted) mit dem Attribut <text:span text:style-name="T2">@rend="spaced_out"</text:span> angegeben<text:span text:style-name="T7"> und in der Darstellung in eine gesperrte Form umgesetzt</text:span>. </text:p>
        </text:list-item>
        <text:list-item>
          <text:p text:style-name="P18"><text:span text:style-name="T10">Hochstellungen</text:span>: Die bei Zahlen oder Monatsnamen üblichen Hochstellungen wurden übernommen (z.B. "der 3<text:span text:style-name="T11">te</text:span> Anlauf", im Monat X<text:span text:style-name="T11">ber</text:span> 1819), ebenso sonstige Hoch- oder Tiefstellungen von Textteilen (z.B. "S<text:span text:style-name="T11">r</text:span> Majestät"). Häufig sind solche Hochstellungen mit der Setzung von Doppelpunkten unter dem hochgestellten Buchstaben verbunden (speziell bei hochgestelltem "t"); diese Punkte wurden nicht übernommen. Die Auszeichnungsform wird in der Codierung jeweils explizit kenntlich gemacht:<text:line-break/><text:span text:style-name="T2">zum 3&lt;hi rend="superscript"&gt;t&lt;/hi&gt; male<text:line-break/>im X&lt;hi rend="superscript"&gt;ber&lt;/hi&gt; ist Weihnachten<text:line-break/>ich bitte S&lt;hi rend="superscript"&gt;r&lt;/hi&gt; Majestät auszurichten </text:span></text:p>
        </text:list-item>
        <text:list-item>
          <text:p text:style-name="P18"><text:span text:style-name="T10">Kapitälchen</text:span> (im Drucksatz): Werden durch das Element <text:span text:style-name="T3">&lt;hi/&gt;</text:span> (highlighted) mit dem Attribut <text:span text:style-name="T2">@rend="small-caps"</text:span> angegeben und in entsprechender Weise in der Anzeige umgesetzt. </text:p>
        </text:list-item>
        <text:list-item>
          <text:p text:style-name="P18"><text:span text:style-name="T10">Kursivschrift</text:span> (nur als Schriftschnitt in gedruckten Texten): Wird durch das Element <text:span text:style-name="T3">&lt;hi/&gt;</text:span> (highlighted) mit dem Attribut <text:span text:style-name="T2">@rend="italic"</text:span> angegeben. Die Darstellung erfolgt als Kursive. </text:p>
        </text:list-item>
      </text:list>
      <text:p text:style-name="P7"/>
      <text:p text:style-name="P7"><text:span text:style-name="T10">Beispiel</text:span>:</text:p>
      <text:p text:style-name="P5">Dies ist &lt;hi rend="italic"&gt;schräg&lt;/hi&gt;!</text:p>
      <text:p text:style-name="P7"/>
      <text:p text:style-name="P7"/>
      <text:p text:style-name="P8">Die Dokumentation der Änderungen an der Datei &lt;revisionDesc/&gt;</text:p>
      <text:p text:style-name="P7">In diesem dokumentierenden Teil werden alle Veränderungen an der Datei in einer summarischen Beschreibung festgehalten (dies dient u.a. dazu, die Versionierung der Überarbeitungsstadien auch inhaltlich besser zuordnen oder Korrekturen rückgängig machen zu können). Bei diesem Element wird zugleich mit einem Attribut <text:span text:style-name="T2">@status</text:span> festgehalten, wie der Stand des Dokuments innerhalb der Datenbank anzusehen ist. </text:p>
      <text:p text:style-name="P4">"complete" "inprogress" "incipi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ource Code Pro2" svg:font-family="'Source Code Pro'"/>
    <style:font-face style:name="Tahoma1" svg:font-family="Tahoma"/>
    <style:font-face style:name="Segoe UI" svg:font-family="'Segoe UI'" style:font-family-generic="swiss"/>
    <style:font-face style:name="Segoe UI2" svg:font-family="'Segoe UI', Tahoma, 'Arial Unicode MS', 'Lucida Sans Unicode', 'DejaVu Sans', 'Albany AMT', Albany, Arial, 'Nimbus Sans L', 'Interface User', Geneva, Dialog, Lucida, Helvetica, Helmet, 'Interface System', 'Sans Serif'" style:font-family-generic="swiss"/>
    <style:font-face style:name="Courier New" svg:font-family="'Courier New'" style:font-family-generic="modern" style:font-pitch="fixed"/>
    <style:font-face style:name="Source Code Pro1" svg:font-family="'Source Code Pro'" style:font-family-generic="modern" style:font-pitch="fixed"/>
    <style:font-face style:name="Source Code Pro" svg:font-family="'Source Code Pro'"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egoe UI3"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XML-Code" style:family="paragraph" style:parent-style-name="Standard" style:auto-update="true" style:master-page-name="">
      <style:paragraph-properties style:page-number="auto"/>
      <style:text-properties style:font-name="Source Code Pro" fo:font-family="'Source Code Pro'" style:font-style-name="Standard" style:font-family-generic="modern" style:font-pitch="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meta:editing-duration>
    <meta:editing-cycles>28</meta:editing-cycles>
    <meta:generator>LibreOffice/4.1.4.2$Windows_x86 LibreOffice_project/0a0440ccc0227ad9829de5f46be37cfb6edcf72</meta:generator>
    <dc:date>2014-04-10T13:56:43.512000000</dc:date>
    <dc:creator>Klaus Rettinghaus</dc:creator>
    <meta:document-statistic meta:table-count="0" meta:image-count="0" meta:object-count="0" meta:page-count="4" meta:paragraph-count="96" meta:word-count="557" meta:character-count="4661" meta:non-whitespace-character-count="3882"/>
    <meta:user-defined meta:name="Info 1"/>
    <meta:user-defined meta:name="Info 2"/>
    <meta:user-defined meta:name="Info 3"/>
    <meta:user-defined meta:name="Info 4"/>
  </office:meta>
</office:document-meta>
</file>